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Heading_20_1">
      <style:paragraph-properties fo:text-align="center" style:justify-single-word="false" fo:break-before="page"/>
      <style:text-properties officeooo:rsid="001c2176" officeooo:paragraph-rsid="001c2176"/>
    </style:style>
    <style:style style:name="P3" style:family="paragraph" style:parent-style-name="Quotations">
      <style:paragraph-properties fo:text-align="end" style:justify-single-word="false"/>
      <style:text-properties fo:font-size="10pt" fo:font-style="italic" style:font-size-asian="10pt" style:font-style-asian="italic" style:font-size-complex="10pt" style:font-style-complex="italic"/>
    </style:style>
    <style:style style:name="P4" style:family="paragraph" style:parent-style-name="Standard">
      <style:paragraph-properties fo:text-align="center" style:justify-single-word="false"/>
      <style:text-properties officeooo:rsid="00189aaf" officeooo:paragraph-rsid="00189aaf"/>
    </style:style>
    <style:style style:name="P5" style:family="paragraph" style:parent-style-name="Standard">
      <style:paragraph-properties fo:text-align="justify" style:justify-single-word="false"/>
      <style:text-properties officeooo:rsid="00189aaf" officeooo:paragraph-rsid="00189aaf"/>
    </style:style>
    <style:style style:name="P6" style:family="paragraph" style:parent-style-name="Standard">
      <style:paragraph-properties fo:text-align="end" style:justify-single-word="false"/>
      <style:text-properties fo:font-size="10pt" fo:font-style="italic" officeooo:rsid="00189aaf" officeooo:paragraph-rsid="00189aaf" style:font-size-asian="10pt" style:font-style-asian="italic" style:font-size-complex="10pt" style:font-style-complex="italic"/>
    </style:style>
    <style:style style:name="P7" style:family="paragraph" style:parent-style-name="Standard">
      <style:paragraph-properties fo:text-align="justify" style:justify-single-word="false"/>
      <style:text-properties fo:font-size="10pt" fo:font-style="italic" officeooo:rsid="00189aaf" officeooo:paragraph-rsid="00189aaf" style:font-size-asian="10pt" style:font-style-asian="italic" style:font-size-complex="10pt" style:font-style-complex="italic"/>
    </style:style>
    <style:style style:name="P8" style:family="paragraph" style:parent-style-name="Standard">
      <style:paragraph-properties fo:text-align="justify" style:justify-single-word="false"/>
      <style:text-properties officeooo:rsid="001c2176" officeooo:paragraph-rsid="001c2176"/>
    </style:style>
    <style:style style:name="P9" style:family="paragraph" style:parent-style-name="Standard">
      <style:paragraph-properties fo:text-align="justify" style:justify-single-word="false"/>
      <style:text-properties officeooo:rsid="001e3fb9" officeooo:paragraph-rsid="001e3fb9"/>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rsid="001fcd0c" officeooo:paragraph-rsid="001fcd0c"/>
    </style:style>
    <style:style style:name="P12" style:family="paragraph" style:parent-style-name="Standard">
      <style:paragraph-properties fo:text-align="justify" style:justify-single-word="false"/>
      <style:text-properties officeooo:rsid="00238ffd" officeooo:paragraph-rsid="00238ffd"/>
    </style:style>
    <style:style style:name="P13" style:family="paragraph" style:parent-style-name="Text_20_body">
      <style:paragraph-properties fo:text-align="center" style:justify-single-word="false"/>
      <style:text-properties officeooo:paragraph-rsid="001c2176"/>
    </style:style>
    <style:style style:name="T1" style:family="text">
      <style:text-properties officeooo:rsid="001ceb85"/>
    </style:style>
    <style:style style:name="T2" style:family="text">
      <style:text-properties officeooo:rsid="001fcd0c"/>
    </style:style>
    <style:style style:name="T3" style:family="text">
      <style:text-properties officeooo:rsid="00213b2b"/>
    </style:style>
    <style:style style:name="T4" style:family="text">
      <style:text-properties fo:font-style="italic" style:font-style-asian="italic" style:font-style-complex="italic"/>
    </style:style>
    <style:style style:name="T5" style:family="text">
      <style:text-properties fo:font-style="italic" officeooo:rsid="00213b2b" style:font-style-asian="italic" style:font-style-complex="italic"/>
    </style:style>
    <style:style style:name="T6" style:family="text">
      <style:text-properties fo:font-style="italic" officeooo:rsid="002422d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13b2b" style:font-style-asian="normal" style:font-style-complex="normal"/>
    </style:style>
    <style:style style:name="T9" style:family="text">
      <style:text-properties fo:font-style="normal" officeooo:rsid="002422d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S Supreme Court backs protection for LGBT workers</text:h>
      <text:p text:style-name="P4"/>
      <text:p text:style-name="P4"/>
      <text:p text:style-name="P10">The top court in the US has ruled that employers who fire workers for being gay or transgender<text:span text:style-name="T2"> </text:span>are breaking the country's civil rights laws.</text:p>
      <text:p text:style-name="P10"/>
      <text:p text:style-name="P10">In a 6-3 decision, the Supreme Court said federal law, which prohibits discrimination based on<text:span text:style-name="T2"> </text:span>sex, should be understood to include sexual orientation and gender identity. The ruling is a<text:span text:style-name="T2"> </text:span>major win for LGBT workers and their allies. And it comes even though the court has become<text:span text:style-name="T2"> </text:span>more conservative.</text:p>
      <text:p text:style-name="P10"/>
      <text:p text:style-name="P10">Lawyers for the employers had argued that the authors of the 1964 Civil Rights Act had not<text:span text:style-name="T2"> </text:span>intended it to apply to cases involving sexual orientation and gender identity. The Trump<text:span text:style-name="T2"> </text:span>administration sided with that argument.</text:p>
      <text:p text:style-name="P10"/>
      <text:p text:style-name="P10">But Judge Neil Gorsuch, who was nominated to the court by President Donald Trump, said<text:span text:style-name="T2"> </text:span>acting against an employee on those grounds necessarily takes sex into account. "An employer<text:span text:style-name="T2"> </text:span>who fires an individual for being homosexual or transgender fires that person for traits or<text:span text:style-name="T2"> </text:span>actions it would not have questioned in members of a different sex," he wrote.</text:p>
      <text:p text:style-name="P10"/>
      <text:p text:style-name="P10">Under the Obama administration, the federal Equal Employment Opportunity Commission,<text:span text:style-name="T2"> </text:span>which enforces the anti-discrimination law, said it included gender identity and sexual<text:span text:style-name="T2"> </text:span>orientation. But the Trump administration has moved to roll back some protections in healthcare<text:span text:style-name="T2"> </text:span>and other areas.</text:p>
      <text:p text:style-name="P10"/>
      <text:p text:style-name="P10">It's difficult to overstate the significance of the decision. While the court is establishing a long<text:span text:style-name="T2"> </text:span>history of decisions expanding gay rights, this is the first time it spoke directly about the legal<text:span text:style-name="T2"> </text:span>protections for transgender individuals. That the ruling comes out just days after the Trump<text:span text:style-name="T2"> </text:span>administration announced it was removing transgender health-insurance protections only puts<text:span text:style-name="T2"> </text:span>the issue in stark relief.</text:p>
      <text:p text:style-name="P5"/>
      <text:p text:style-name="P5"/>
      <text:p text:style-name="P3">Adapted from bbc.com, published on the 15 th of June 2020.</text:p>
      <text:p text:style-name="P3"/>
      <text:p text:style-name="Standard"/>
      <text:p text:style-name="P6"/>
      <text:h text:style-name="P2" text:outline-level="1">La Cour suprême américaine tranche en faveur des droits des travailleurs LGBT</text:h>
      <text:p text:style-name="P13"/>
      <text:p text:style-name="P8">La Cour suprême américiane a décidé que les employeurs<text:span text:style-name="T1">qui licencient leurs salariés en sous prétexte qu'ils soient homosexuels ou transgenres enfreignent les lois du pays relatives au droits civiques / civils.</text:span></text:p>
      <text:p text:style-name="P8"/>
      <text:p text:style-name="P9">A six voix contre trois, La Cour suprême a déclaré que la loi / législation fédérale, qui interdit la discrimination fondée sur le sexe de la personne devait être comprise comme incluant l'orientation sexuelle et l'identité de genre.<text:span text:style-name="T2"> Le verdict constitue une victoire importante pour les travailleurs LGBT et leurs défenseurs.</text:span></text:p>
      <text:p text:style-name="P9"/>
      <text:p text:style-name="P11">Les avocats des employeurs avaient défendu l'idée que les <text:span text:style-name="T3">auteurs de la </text:span><text:span text:style-name="T5">Loi sur les Droits Civiques (Civil Rights Act)</text:span><text:span text:style-name="T8"> de 1964 n'avaient pas prévu son application à des cas mettant en cause l'orientation sexuelle et l'identité de genre. Le gouvernement de Donald Trump s'était rangé à cet argument.</text:span></text:p>
      <text:p text:style-name="P11"><text:span text:style-name="T8"/></text:p>
      <text:p text:style-name="P12"><text:span text:style-name="T8">M</text:span><text:span text:style-name="T7">ais le juge Neil Gorsuch, nommé à la Cour suprême par le président Donald Trump, a affirmé que se défaire d'un employé pour ces raisons-là revenait nécessairement à prendre en compte le sexe de la personne.</text:span><text:span text:style-name="T9"> Il a écrit : </text:span><text:span text:style-name="T6">"Un employeur qui licencie quelqu'un en raison de son homosexualité ou de son identité transgenre licencie cette personne pour des caractéristiques ou des actions qui n'auraient pas été considérées comme problématiques chez un individu d'un autre sexe."</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4T09:33:58.306904940</meta:creation-date>
    <meta:generator>LibreOffice/6.4.5.2$Linux_X86_64 LibreOffice_project/40$Build-2</meta:generator>
    <dc:date>2020-09-24T10:50:19.344385000</dc:date>
    <meta:editing-duration>PT55M11S</meta:editing-duration>
    <meta:editing-cycles>9</meta:editing-cycles>
    <meta:document-statistic meta:table-count="0" meta:image-count="0" meta:object-count="0" meta:page-count="2" meta:paragraph-count="13" meta:word-count="508" meta:character-count="3197" meta:non-whitespace-character-count="2702"/>
  </office:meta>
</office:document-meta>
</file>